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9600000014A2E2DE19CE47AD4D.jpg" manifest:media-type="image/jpeg"/>
  <manifest:file-entry manifest:full-path="Pictures/100002010000039C0000009A9B93BE0C38097D2A.png" manifest:media-type="image/png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78in" fo:text-indent="0in" style:auto-text-indent="false"/>
    </style:style>
    <style:style style:name="P2" style:family="paragraph" style:parent-style-name="Header">
      <style:paragraph-properties fo:margin-left="0in" fo:margin-right="0.278in" fo:text-indent="0in" style:auto-text-indent="false"/>
      <style:text-properties fo:color="#000000" fo:language="en" fo:country="US" style:language-asian="en" style:country-asian="US"/>
    </style:style>
    <style:style style:name="P3" style:family="paragraph" style:parent-style-name="Header">
      <style:paragraph-properties fo:text-align="end" style:justify-single-word="false"/>
      <style:text-properties fo:font-size="12pt" fo:font-style="italic" style:font-size-asian="12pt" style:language-asian="zh" style:country-asian="CN" style:font-style-asian="italic" style:font-style-complex="italic"/>
    </style:style>
    <style:style style:name="P4" style:family="paragraph" style:parent-style-name="Footer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Standard">
      <style:paragraph-properties fo:line-height="150%"/>
      <style:text-properties style:font-name="Arial" fo:font-size="10.5pt" fo:font-weight="bold" style:font-size-asian="10.5pt" style:language-asian="zh" style:country-asian="CN" style:font-weight-asian="bold" style:font-name-complex="Arial" style:font-size-complex="10.5pt"/>
    </style:style>
    <style:style style:name="P6" style:family="paragraph" style:parent-style-name="纯文本">
      <style:paragraph-properties fo:line-height="150%"/>
    </style:style>
    <style:style style:name="P7" style:family="paragraph" style:parent-style-name="纯文本">
      <style:paragraph-properties fo:line-height="150%"/>
      <style:text-properties officeooo:paragraph-rsid="000fe9e6"/>
    </style:style>
    <style:style style:name="P8" style:family="paragraph" style:parent-style-name="纯文本">
      <style:paragraph-properties fo:line-height="150%"/>
      <style:text-properties officeooo:paragraph-rsid="000e0f59"/>
    </style:style>
    <style:style style:name="P9" style:family="paragraph" style:parent-style-name="纯文本">
      <style:paragraph-properties fo:line-height="150%"/>
      <style:text-properties style:font-name="Arial" fo:font-size="10.5pt" style:font-size-asian="10.5pt" style:language-asian="zh" style:country-asian="CN" style:font-name-complex="Arial"/>
    </style:style>
    <style:style style:name="P10" style:family="paragraph" style:parent-style-name="纯文本">
      <style:paragraph-properties fo:line-height="150%"/>
      <style:text-properties style:font-name="Arial" fo:font-size="10.5pt" officeooo:paragraph-rsid="000e0f59" style:font-size-asian="10.5pt" style:language-asian="zh" style:country-asian="CN" style:font-name-complex="Arial"/>
    </style:style>
    <style:style style:name="P11" style:family="paragraph" style:parent-style-name="纯文本">
      <style:paragraph-properties fo:line-height="150%"/>
      <style:text-properties style:font-name="Arial" fo:font-size="10.5pt" officeooo:rsid="000fe9e6" officeooo:paragraph-rsid="000fe9e6" style:font-size-asian="10.5pt" style:language-asian="zh" style:country-asian="CN" style:font-name-complex="Arial"/>
    </style:style>
    <style:style style:name="P12" style:family="paragraph" style:parent-style-name="纯文本">
      <style:paragraph-properties fo:line-height="150%"/>
      <style:text-properties style:font-name="Arial" fo:font-size="10.5pt" officeooo:rsid="0002066b" officeooo:paragraph-rsid="0002066b" style:font-size-asian="10.5pt" style:language-asian="zh" style:country-asian="CN" style:font-name-complex="Arial"/>
    </style:style>
    <style:style style:name="P13" style:family="paragraph" style:parent-style-name="纯文本">
      <style:paragraph-properties fo:line-height="150%"/>
      <style:text-properties style:font-name="Arial" fo:font-size="10.5pt" officeooo:rsid="0002066b" officeooo:paragraph-rsid="0002066b" style:font-name-asian="Arial" style:font-size-asian="10.5pt" style:language-asian="zh" style:country-asian="CN" style:font-name-complex="Arial"/>
    </style:style>
    <style:style style:name="P14" style:family="paragraph" style:parent-style-name="纯文本">
      <style:paragraph-properties fo:line-height="150%"/>
      <style:text-properties style:font-name="Arial" fo:font-size="10.5pt" officeooo:rsid="0002fc0a" officeooo:paragraph-rsid="0008a3e5" style:font-name-asian="Arial" style:font-size-asian="10.5pt" style:language-asian="zh" style:country-asian="CN" style:font-name-complex="Arial"/>
    </style:style>
    <style:style style:name="P15" style:family="paragraph" style:parent-style-name="纯文本">
      <style:paragraph-properties fo:line-height="150%"/>
      <style:text-properties style:font-name="Arial" fo:font-size="10.5pt" officeooo:rsid="00064ee2" officeooo:paragraph-rsid="0008a3e5" style:font-name-asian="Arial" style:font-size-asian="10.5pt" style:language-asian="zh" style:country-asian="CN" style:font-name-complex="Arial"/>
    </style:style>
    <style:style style:name="P16" style:family="paragraph" style:parent-style-name="纯文本">
      <style:paragraph-properties fo:line-height="150%"/>
      <style:text-properties style:font-name="Arial" fo:font-size="10.5pt" officeooo:rsid="00077223" officeooo:paragraph-rsid="0008a3e5" style:font-name-asian="Arial" style:font-size-asian="10.5pt" style:language-asian="zh" style:country-asian="CN" style:font-name-complex="Arial"/>
    </style:style>
    <style:style style:name="P17" style:family="paragraph" style:parent-style-name="纯文本">
      <style:paragraph-properties fo:line-height="150%"/>
      <style:text-properties style:font-name="Arial" fo:font-size="10.5pt" officeooo:rsid="0008a3e5" officeooo:paragraph-rsid="0008a3e5" style:font-name-asian="Arial" style:font-size-asian="10.5pt" style:language-asian="zh" style:country-asian="CN" style:font-name-complex="Arial"/>
    </style:style>
    <style:style style:name="P18" style:family="paragraph" style:parent-style-name="纯文本">
      <style:paragraph-properties fo:line-height="150%"/>
      <style:text-properties style:font-name="Arial" fo:font-size="10.5pt" officeooo:rsid="0008a3e5" officeooo:paragraph-rsid="000ab292" style:font-name-asian="Arial" style:font-size-asian="10.5pt" style:language-asian="zh" style:country-asian="CN" style:font-name-complex="Arial"/>
    </style:style>
    <style:style style:name="P19" style:family="paragraph" style:parent-style-name="纯文本">
      <style:paragraph-properties fo:line-height="150%"/>
      <style:text-properties style:font-name="Arial" fo:font-size="10.5pt" officeooo:rsid="000ab292" officeooo:paragraph-rsid="000ab292" style:font-name-asian="Arial" style:font-size-asian="10.5pt" style:language-asian="zh" style:country-asian="CN" style:font-name-complex="Arial"/>
    </style:style>
    <style:style style:name="P20" style:family="paragraph" style:parent-style-name="纯文本">
      <style:paragraph-properties fo:line-height="150%"/>
      <style:text-properties style:font-name="Arial" fo:font-size="10.5pt" officeooo:rsid="000c67b0" officeooo:paragraph-rsid="000c67b0" style:font-name-asian="Arial" style:font-size-asian="10.5pt" style:language-asian="zh" style:country-asian="CN" style:font-name-complex="Arial"/>
    </style:style>
    <style:style style:name="P21" style:family="paragraph" style:parent-style-name="纯文本">
      <style:paragraph-properties fo:line-height="150%"/>
      <style:text-properties style:font-name="Arial" fo:font-size="10.5pt" officeooo:rsid="000c67b0" officeooo:paragraph-rsid="000cb5d5" style:font-name-asian="Arial" style:font-size-asian="10.5pt" style:language-asian="zh" style:country-asian="CN" style:font-name-complex="Arial"/>
    </style:style>
    <style:style style:name="P22" style:family="paragraph" style:parent-style-name="纯文本">
      <style:paragraph-properties fo:line-height="150%"/>
      <style:text-properties style:font-name="Arial" fo:font-size="10.5pt" officeooo:rsid="000cb5d5" officeooo:paragraph-rsid="000cb5d5" style:font-name-asian="Arial" style:font-size-asian="10.5pt" style:language-asian="zh" style:country-asian="CN" style:font-name-complex="Arial"/>
    </style:style>
    <style:style style:name="P23" style:family="paragraph" style:parent-style-name="纯文本">
      <style:paragraph-properties fo:line-height="150%"/>
      <style:text-properties style:font-name="Arial" fo:font-size="10.5pt" officeooo:rsid="000cb5d5" officeooo:paragraph-rsid="000ccd75" style:font-name-asian="Arial" style:font-size-asian="10.5pt" style:language-asian="zh" style:country-asian="CN" style:font-name-complex="Arial"/>
    </style:style>
    <style:style style:name="P24" style:family="paragraph" style:parent-style-name="纯文本">
      <style:paragraph-properties fo:line-height="150%"/>
      <style:text-properties style:font-name="Arial" fo:font-size="10.5pt" officeooo:rsid="000cb5d5" officeooo:paragraph-rsid="001316ad" style:font-name-asian="Arial" style:font-size-asian="10.5pt" style:language-asian="zh" style:country-asian="CN" style:font-name-complex="Arial"/>
    </style:style>
    <style:style style:name="P25" style:family="paragraph" style:parent-style-name="纯文本">
      <style:paragraph-properties fo:line-height="150%"/>
      <style:text-properties style:font-name="Arial" fo:font-size="10.5pt" officeooo:rsid="000ccd75" officeooo:paragraph-rsid="000ccd75" style:font-name-asian="Arial" style:font-size-asian="10.5pt" style:language-asian="zh" style:country-asian="CN" style:font-name-complex="Arial"/>
    </style:style>
    <style:style style:name="P26" style:family="paragraph" style:parent-style-name="纯文本">
      <style:paragraph-properties fo:line-height="150%"/>
      <style:text-properties style:font-name="Arial" fo:font-size="10.5pt" officeooo:rsid="00097e66" officeooo:paragraph-rsid="000ab292" style:font-name-asian="Arial" style:font-size-asian="10.5pt" style:language-asian="zh" style:country-asian="CN" style:font-name-complex="Arial"/>
    </style:style>
    <style:style style:name="P27" style:family="paragraph" style:parent-style-name="纯文本">
      <style:paragraph-properties fo:line-height="150%"/>
      <style:text-properties style:font-name="Arial" fo:font-size="10.5pt" officeooo:rsid="00046050" officeooo:paragraph-rsid="0008a3e5" style:font-name-asian="Arial" style:font-size-asian="10.5pt" style:language-asian="zh" style:country-asian="CN" style:font-name-complex="Arial"/>
    </style:style>
    <style:style style:name="P28" style:family="paragraph" style:parent-style-name="纯文本">
      <style:paragraph-properties fo:line-height="150%"/>
      <style:text-properties officeooo:rsid="0002fc0a" officeooo:paragraph-rsid="0008a3e5"/>
    </style:style>
    <style:style style:name="P29" style:family="paragraph" style:parent-style-name="纯文本">
      <style:paragraph-properties fo:line-height="150%"/>
      <style:text-properties officeooo:rsid="00057baa" officeooo:paragraph-rsid="0008a3e5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style:font-name="Arial" fo:font-size="18pt" fo:font-weight="bold" style:font-size-asian="18pt" style:language-asian="zh" style:country-asian="CN" style:font-weight-asian="bold" style:font-name-complex="Arial" style:font-size-complex="18pt"/>
    </style:style>
    <style:style style:name="T2" style:family="text">
      <style:text-properties style:font-name="Arial" fo:font-size="18pt" fo:font-weight="bold" style:font-name-asian="Arial" style:font-size-asian="18pt" style:language-asian="zh" style:country-asian="CN" style:font-weight-asian="bold" style:font-name-complex="Arial" style:font-size-complex="18pt"/>
    </style:style>
    <style:style style:name="T3" style:family="text">
      <style:text-properties style:font-name="Arial" fo:font-size="10.5pt" style:font-size-asian="10.5pt" style:language-asian="zh" style:country-asian="CN" style:font-name-complex="Arial"/>
    </style:style>
    <style:style style:name="T4" style:family="text">
      <style:text-properties style:font-name="Arial" fo:font-size="10.5pt" officeooo:rsid="0002066b" style:font-size-asian="10.5pt" style:language-asian="zh" style:country-asian="CN" style:font-name-complex="Arial"/>
    </style:style>
    <style:style style:name="T5" style:family="text">
      <style:text-properties style:font-name="Arial" fo:font-size="10.5pt" officeooo:rsid="000fe9e6" style:font-size-asian="10.5pt" style:language-asian="zh" style:country-asian="CN" style:font-name-complex="Arial"/>
    </style:style>
    <style:style style:name="T6" style:family="text">
      <style:text-properties style:font-name="Arial" fo:font-size="10.5pt" officeooo:rsid="001195e3" style:font-size-asian="10.5pt" style:language-asian="zh" style:country-asian="CN" style:font-name-complex="Arial"/>
    </style:style>
    <style:style style:name="T7" style:family="text">
      <style:text-properties style:font-name="Arial" fo:font-size="10.5pt" officeooo:rsid="000e0f59" style:font-size-asian="10.5pt" style:language-asian="zh" style:country-asian="CN" style:font-name-complex="Arial"/>
    </style:style>
    <style:style style:name="T8" style:family="text">
      <style:text-properties style:font-name="Arial" fo:font-size="10.5pt" officeooo:rsid="0018272e" style:font-size-asian="10.5pt" style:language-asian="zh" style:country-asian="CN" style:font-name-complex="Arial"/>
    </style:style>
    <style:style style:name="T9" style:family="text">
      <style:text-properties style:font-name="Arial" fo:font-size="10.5pt" style:font-name-asian="Arial" style:font-size-asian="10.5pt" style:language-asian="zh" style:country-asian="CN" style:font-name-complex="Arial"/>
    </style:style>
    <style:style style:name="T10" style:family="text">
      <style:text-properties style:font-name="Arial" fo:font-size="10.5pt" officeooo:rsid="00046050" style:font-name-asian="Arial" style:font-size-asian="10.5pt" style:language-asian="zh" style:country-asian="CN" style:font-name-complex="Arial"/>
    </style:style>
    <style:style style:name="T11" style:family="text">
      <style:text-properties style:font-name="Arial" fo:font-size="10.5pt" officeooo:rsid="00057baa" style:font-name-asian="Arial" style:font-size-asian="10.5pt" style:language-asian="zh" style:country-asian="CN" style:font-name-complex="Arial"/>
    </style:style>
    <style:style style:name="T12" style:family="text">
      <style:text-properties style:font-name="Arial" fo:font-size="10.5pt" officeooo:rsid="00064ee2" style:font-name-asian="Arial" style:font-size-asian="10.5pt" style:language-asian="zh" style:country-asian="CN" style:font-name-complex="Arial"/>
    </style:style>
    <style:style style:name="T13" style:family="text">
      <style:text-properties style:font-name="Arial" fo:font-size="10.5pt" officeooo:rsid="00077223" style:font-name-asian="Arial" style:font-size-asian="10.5pt" style:language-asian="zh" style:country-asian="CN" style:font-name-complex="Arial"/>
    </style:style>
    <style:style style:name="T14" style:family="text">
      <style:text-properties style:font-name="Arial" fo:font-size="10.5pt" officeooo:rsid="000c67b0" style:font-name-asian="Arial" style:font-size-asian="10.5pt" style:language-asian="zh" style:country-asian="CN" style:font-name-complex="Arial"/>
    </style:style>
    <style:style style:name="T15" style:family="text">
      <style:text-properties style:font-name="Arial" fo:font-size="10.5pt" officeooo:rsid="000e0f59" style:font-name-asian="Arial" style:font-size-asian="10.5pt" style:language-asian="zh" style:country-asian="CN" style:font-name-complex="Arial"/>
    </style:style>
    <style:style style:name="T16" style:family="text">
      <style:text-properties officeooo:rsid="00064ee2"/>
    </style:style>
    <style:style style:name="T17" style:family="text">
      <style:text-properties officeooo:rsid="00077223"/>
    </style:style>
    <style:style style:name="T18" style:family="text">
      <style:text-properties officeooo:rsid="0008a3e5"/>
    </style:style>
    <style:style style:name="T19" style:family="text">
      <style:text-properties officeooo:rsid="00097e66"/>
    </style:style>
    <style:style style:name="T20" style:family="text">
      <style:text-properties officeooo:rsid="000c67b0"/>
    </style:style>
    <style:style style:name="T21" style:family="text">
      <style:text-properties officeooo:rsid="000cb5d5"/>
    </style:style>
    <style:style style:name="T22" style:family="text">
      <style:text-properties officeooo:rsid="000ccd75"/>
    </style:style>
    <style:style style:name="T23" style:family="text">
      <style:text-properties officeooo:rsid="000e0f59"/>
    </style:style>
    <style:style style:name="T24" style:family="text">
      <style:text-properties officeooo:rsid="0002066b"/>
    </style:style>
    <style:style style:name="T25" style:family="text">
      <style:text-properties officeooo:rsid="000fe9e6"/>
    </style:style>
    <style:style style:name="T26" style:family="text">
      <style:text-properties officeooo:rsid="001316a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简</text:span><text:span text:style-name="T2"> <text:s text:c="3"/></text:span><text:span text:style-name="T1">历</text:span></text:p>
      <text:p text:style-name="P5">个人信息</text:p>
      <text:p text:style-name="P6"><text:span text:style-name="T3">姓</text:span><text:span text:style-name="T9"> <text:s text:c="6"/></text:span><text:span text:style-name="T3">名：朱剑峰</text:span></text:p>
      <text:p text:style-name="P6"><text:span text:style-name="T3">性</text:span><text:span text:style-name="T9"> <text:s text:c="6"/></text:span><text:span text:style-name="T3">别：</text:span><text:span text:style-name="T9"> </text:span><text:span text:style-name="T3">男</text:span></text:p>
      <text:p text:style-name="P6"><text:span text:style-name="T3">工作年限：</text:span><text:span text:style-name="T9"> </text:span><text:span text:style-name="T3">1</text:span></text:p>
      <text:p text:style-name="P6"><text:span text:style-name="T3">居</text:span><text:span text:style-name="T9"> <text:s/></text:span><text:span text:style-name="T3">住</text:span><text:span text:style-name="T9"> <text:s/></text:span><text:span text:style-name="T3">地：</text:span><text:span text:style-name="T9"> </text:span><text:span text:style-name="T3">上海</text:span></text:p>
      <text:p text:style-name="P9">联系电话：18238641800</text:p>
      <text:p text:style-name="P6"><text:span text:style-name="T3">邮</text:span><text:span text:style-name="T9"> <text:s text:c="7"/></text:span><text:span text:style-name="T3">箱：</text:span><text:span text:style-name="T8">m18238641800_1</text:span><text:span text:style-name="T3">@163.com</text:span></text:p>
      <text:p text:style-name="P9"/>
      <text:p text:style-name="P5">自我介绍</text:p>
      <text:p text:style-name="P9">1.对待工作积极认真, 有较强的责任心及独立解决问题的能力</text:p>
      <text:p text:style-name="P9">2.有良好的沟通能力, 善于与他人合作，能够快速融入团队</text:p>
      <text:p text:style-name="P9">3.热爱编程, 热爱学习, 具有较强的学习能力, 对新技术充满热情</text:p>
      <text:p text:style-name="P9">4.抗压能力强</text:p>
      <text:p text:style-name="P6"><text:span text:style-name="T3">专业技能</text:span><text:span text:style-name="T9"> </text:span></text:p>
      <text:p text:style-name="P9">1.熟练<text:span text:style-name="T23">p</text:span>ython面向对象的程序设计开发</text:p>
      <text:p text:style-name="P10">2.熟<text:span text:style-name="T24">练使用</text:span>linux常用操作命</text:p>
      <text:p text:style-name="P6"><text:span text:style-name="T3">3.熟练使用</text:span><text:span text:style-name="T9"> </text:span><text:span text:style-name="T3">requests, urllib2, xpath, beautifulsoup4, re,进行数据提取</text:span></text:p>
      <text:p text:style-name="P8"><text:span text:style-name="T3">4.熟练操关系型数据库</text:span><text:span text:style-name="T7">m</text:span><text:span text:style-name="T3">ysql, </text:span><text:span text:style-name="T7">m</text:span><text:span text:style-name="T3">ongodb,并对redis数据库有所了解</text:span></text:p>
      <text:p text:style-name="P11">5.熟悉numpy. pandas等数据分析包</text:p>
      <text:p text:style-name="P6"><text:span text:style-name="T5">6</text:span><text:span text:style-name="T3">.熟悉</text:span><text:span text:style-name="T9"> </text:span><text:span text:style-name="T15">s</text:span><text:span text:style-name="T3">elenium + </text:span><text:span text:style-name="T6">ChromeDriver</text:span><text:span text:style-name="T3"> 对动态HTML进行抓取</text:span></text:p>
      <text:p text:style-name="P6"><text:span text:style-name="T5">7</text:span><text:span text:style-name="T3">.熟悉</text:span><text:span text:style-name="T9"> </text:span><text:span text:style-name="T3">Web开发，能够熟练使用django框架同时对tornado，flask框架有所了解</text:span></text:p>
      <text:p text:style-name="P9"><text:span text:style-name="T25">8</text:span>.了解前端语言，能够简单使用CSS,Javascript等前端语言</text:p>
      <text:p text:style-name="P7"><text:span text:style-name="T5">9</text:span><text:span text:style-name="T3">.</text:span><text:span text:style-name="T5">熟悉</text:span><text:span text:style-name="T9"> </text:span><text:span text:style-name="T3">Scrapy框架，并对分布式爬虫有所了解</text:span></text:p>
      <text:p text:style-name="P12"><text:span text:style-name="T25">10</text:span>.熟悉Docker, 并能简单使用</text:p>
      <text:p text:style-name="P6"><text:span text:style-name="T4">1</text:span><text:span text:style-name="T5">1</text:span><text:span text:style-name="T3">.熟悉TCP，UDP协议</text:span></text:p>
      <text:p text:style-name="P6"><text:span text:style-name="T3">1</text:span><text:span text:style-name="T5">2</text:span><text:span text:style-name="T3">.对多线程，多进程有了解</text:span></text:p>
      <text:p text:style-name="P5"><text:bookmark-start text:name="OLE_LINK3"/><text:bookmark-start text:name="OLE_LINK4"/>工作经历</text:p>
      <text:p text:style-name="P13"><text:bookmark-end text:name="OLE_LINK4"/><text:bookmark-end text:name="OLE_LINK3"/>2018/6-至今 上海文思海辉技术有限公司</text:p>
      <text:p text:style-name="P13">部门 BG1B_SEMIC_INTEL_Software</text:p>
      <text:p text:style-name="P13">Inter SSG</text:p>
      <text:p text:style-name="P13"/>
      <text:p text:style-name="P13">工作描述<text:line-break/><text:soft-page-break/>主要负责 chromium浏览器中 v8引擎的优化</text:p>
      <text:p text:style-name="P13"/>
      <text:p text:style-name="P13"/>
      <text:p text:style-name="P13"/>
      <text:p text:style-name="P9"/>
      <text:p text:style-name="P9"/>
      <text:p text:style-name="P5">项目经验</text:p>
      <text:p text:style-name="P20"/>
      <text:p text:style-name="P20">2018/1-<text:span text:style-name="T25">2018/3</text:span></text:p>
      <text:p text:style-name="P21">项目描述: 自学python爬虫, 通过对V2EX, 当当网 , 电影天堂, 喜马拉雅, 今日头条,微信公众号, 途牛,豆瓣,捧腹网等小型网站进行小型数据的爬取并<text:span text:style-name="T21">上传到自己的github上</text:span>.并会多线程爬虫.对<text:span text:style-name="T21">scrapy自动化框架有所了解.</text:span></text:p>
      <text:p text:style-name="P20">主要任务: <text:span text:style-name="T21">1分析网站结构</text:span></text:p>
      <text:p text:style-name="P20"><text:s/><text:tab/> <text:s text:c="3"/><text:span text:style-name="T21">2.破解网站反扒措施，实现反反爬.</text:span></text:p>
      <text:p text:style-name="P20"><text:tab/> <text:s text:c="3"/><text:span text:style-name="T21">3.基于开发库编写爬虫(例如request, BeautifulSoup, lxml, threading, queue等)</text:span></text:p>
      <text:p text:style-name="P20"><text:s text:c="16"/><text:span text:style-name="T21">4.对数据进行清洗处理.</text:span></text:p>
      <text:p text:style-name="P24"><text:s text:c="16"/></text:p>
      <text:p text:style-name="P24">2018/<text:span text:style-name="T25">4</text:span>-<text:span text:style-name="T25">2018/6</text:span></text:p>
      <text:p text:style-name="P23">项目描述: <text:span text:style-name="T22">1.</text:span>自学python django框架,并基于<text:span text:style-name="T22">mysql+bootstrap+django+python+git</text:span>开发自己的blog项目.最后通过<text:span text:style-name="T22">uswgi部署到自己的远程服务器上.</text:span></text:p>
      <text:p text:style-name="P25">2.该项目包含author, authorsay, article, message, <text:span text:style-name="T23">album,comment等模块.</text:span></text:p>
      <text:p text:style-name="P22"/>
      <text:p text:style-name="P17">2018/6-2018/8</text:p>
      <text:p text:style-name="P17">项目描述: 每周的weekly-release和weekly-trunk 的track test</text:p>
      <text:p text:style-name="P17">项目平台: linux 和windows.</text:p>
      <text:p text:style-name="P18">项目描述: <text:span text:style-name="T19">chromiumos repo 和 chromium repo 是一切的前提. </text:span></text:p>
      <text:p text:style-name="P26">主要任务: 1.build chromiumos在chromiumos repo的 <text:s/>chroot环境下通过指定的board(elm, reef. Sarien,等)进行manually compile的build, 最后会生成一个bin文件, 即chromiumos的Image, 然后通过usb安装到chromebook上进行测试跑分, 主要的workloads有(speedometer2,octane2.ares-6-webtooling等) 最后通过自己用pandas和re写的python脚本提取子case分数并自动生成excel数据表格.</text:p>
      <text:p text:style-name="P19">2.build chromium 在chromium repo下通过git 指定chromium 和 v8的version并利用ninja构建工具build chromium<text:span text:style-name="T20">。</text:span></text:p>
      <text:p text:style-name="P14"/>
      <text:p text:style-name="P14"><text:soft-page-break/><text:span text:style-name="T16">2018/9-2018/11 </text:span>are we fast yet ? 自动化测试项目</text:p>
      <text:p text:style-name="P28"><text:span text:style-name="T9">项目描述: 该项目主要分为</text:span><text:span text:style-name="T11">Build, Run, Collect, Submit四个模块。</text:span><text:span text:style-name="T9">主要用来自动化编译chromium-arm</text:span><text:span text:style-name="T10">, </text:span><text:span text:style-name="T9">chromium-electro, chromiu</text:span><text:span text:style-name="T11">m-galliumos和</text:span><text:span text:style-name="T10">v8 ,并进行</text:span><text:span text:style-name="T11">相关的workloads</text:span><text:span text:style-name="T10">自动化测试,将测试出来的数据通过</text:span><text:span text:style-name="T12">js代码</text:span><text:span text:style-name="T10">渲染到网页上以折线图的形式呈现出来.</text:span></text:p>
      <text:p text:style-name="P29"><text:span text:style-name="T10">主要任务: 负责每周的数据监控,若某一段workloads或某个</text:span><text:span text:style-name="T9">case出现 </text:span><text:span text:style-name="T13">&gt;=</text:span><text:span text:style-name="T9">5%的better或improvement的波动即视这一段有bug并上报提交.</text:span><text:span text:style-name="T12">之后通过二分查找去确认是哪一个patch所导致</text:span><text:span text:style-name="T14">。</text:span></text:p>
      <text:p text:style-name="P27"/>
      <text:p text:style-name="P15">2018/<text:span text:style-name="T17">12</text:span>-至今 关于nodejs的benchmarking的开源项目</text:p>
      <text:p text:style-name="P16">项目描述: 该项目包含了acmeair, <text:span text:style-name="T18">node-api, </text:span>node-dc-ssr, node-dc-eis, web_tooling, octane<text:span text:style-name="T22">2</text:span>等几个benchm<text:span text:style-name="T26">arking</text:span>, 并在intel至强芯片上通过用不同版本的node来<text:span text:style-name="T22">run每个workloads的js代码</text:span>来获取分数，并渲染到网页上, 旨在提高<text:span text:style-name="T18">node的性能.</text:span></text:p>
      <text:p text:style-name="P16">主要任务: 待完成后通过定时任务每周触发一次自动化测试<text:span text:style-name="T18">，并监控数据，有bug及时反馈。</text:span></text:p>
      <text:p text:style-name="P16"/>
      <text:p text:style-name="P9">期望薪资:<text:span text:style-name="T25">11k</text:span></text:p>
      <text:p text:style-name="P9"/>
      <text:p text:style-name="P5">教育经历</text:p>
      <text:p text:style-name="P6"><text:span text:style-name="T3">2014/9-2018/5 郑州大学</text:span><text:span text:style-name="T9"> </text:span></text:p>
      <text:p text:style-name="P9">本科|电子信息工程</text:p>
      <text:p text:style-name="P9"/>
      <text:p text:style-name="P5">证书</text:p>
      <text:p text:style-name="P6"><text:span text:style-name="T3">2016/9 大学英语四级</text:span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宋体" style:font-family-asian="宋体, SimSu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807in" fo:margin-bottom="0.1807in" loext:contextual-spacing="false" fo:line-height="171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纯文本" style:family="paragraph" style:parent-style-name="Standard">
      <style:paragraph-properties fo:orphans="0" fo:widows="0"/>
      <style:text-properties style:font-name="宋体" fo:font-family="宋体, SimSun" style:font-pitch="variable" fo:font-size="9pt" style:letter-kerning="true" style:font-size-asian="9pt" style:font-name-complex="Courier New" style:font-family-complex="'Courier New'" style:font-family-generic-complex="modern" style:font-size-complex="10.5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_20_Char_20_Char_20_Char" style:display-name=" Char Char Char" style:family="paragraph" style:parent-style-name="Standard">
      <style:paragraph-properties fo:text-align="justify" style:justify-single-word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默认段落字体" style:family="text"/>
    <style:style style:name="explain_5f_word2" style:display-name="explain_word2" style:family="text" style:parent-style-name="默认段落字体"/>
    <style:style style:name="纯文本_20_Char" style:display-name="纯文本 Char" style:family="text">
      <style:text-properties style:font-name="宋体" fo:font-family="宋体, SimSun" style:font-pitch="variable" fo:font-size="9pt" style:letter-kerning="true" style:font-size-asian="9pt" style:font-name-complex="Courier New" style:font-family-complex="'Courier New'" style:font-family-generic-complex="modern" style:font-size-complex="10.5pt"/>
    </style:style>
    <style:style style:name="User" style:family="text">
      <style:text-properties style:use-window-font-color="true" style:font-name="Arial" fo:font-family="Arial" style:font-family-generic="swiss" style:font-pitch="variable" fo:font-size="9pt" style:font-name-asian="宋体" style:font-family-asian="宋体, SimSun" style:font-pitch-asian="variable" style:font-size-asian="9pt" style:font-name-complex="Arial" style:font-family-complex="Arial" style:font-family-generic-complex="swiss" style:font-pitch-complex="variable"/>
    </style:style>
    <style:style style:name="微软中国" style:family="text">
      <style:text-properties style:use-window-font-color="true" style:font-name="Arial" fo:font-family="Arial" style:font-family-generic="swiss" style:font-pitch="variable" fo:font-size="9pt" style:font-name-asian="宋体" style:font-family-asian="宋体, SimSun" style:font-pitch-asian="variable" style:font-size-asian="9pt" style:font-name-complex="Arial" style:font-family-complex="Arial" style:font-family-generic-complex="swiss" style:font-pitch-complex="variable"/>
    </style:style>
    <style:style style:name="wangli" style:family="text">
      <style:text-properties style:use-window-font-color="true" style:font-name="Arial" fo:font-family="Arial" style:font-family-generic="swiss" style:font-pitch="variable" fo:font-size="9pt" style:font-name-asian="宋体" style:font-family-asian="宋体, SimSun" style:font-pitch-asian="variable" style:font-size-asian="9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纯文本_20_Char1" style:display-name="纯文本 Char1" style:family="text">
      <style:text-properties style:font-name="宋体" fo:font-family="宋体, SimSun" style:font-pitch="variable" fo:font-size="9pt" style:letter-kerning="true" style:font-size-asian="9pt" style:font-name-complex="Courier New" style:font-family-complex="'Courier New'" style:font-family-generic-complex="modern" style:font-size-complex="10.5pt"/>
    </style:style>
    <style:style style:name="p5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78in" fo:text-indent="0in" style:auto-text-indent="false"/>
      <style:text-properties fo:color="#000000" fo:language="en" fo:country="US" style:language-asian="en" style:country-asian="US"/>
    </style:style>
    <style:style style:name="MP2" style:family="paragraph" style:parent-style-name="Header">
      <style:paragraph-properties fo:margin-left="0in" fo:margin-right="0.278in" fo:text-indent="0in" style:auto-text-indent="false"/>
    </style:style>
    <style:style style:name="MP3" style:family="paragraph" style:parent-style-name="Header">
      <style:paragraph-properties fo:text-align="end" style:justify-single-word="false"/>
      <style:text-properties fo:font-size="12pt" fo:font-style="italic" style:font-size-asian="12pt" style:language-asian="zh" style:country-asian="CN" style:font-style-asian="italic" style:font-style-complex="italic"/>
    </style:style>
    <style:style style:name="MP4" style:family="paragraph" style:parent-style-name="Footer">
      <style:paragraph-properties fo:text-align="center" style:justify-single-word="false"/>
      <style:text-properties style:language-asian="zh" style:country-asian="CN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9846in" fo:margin-right="1.018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19in" fo:margin-left="0in" fo:margin-right="0in" fo:margin-bottom="0.6429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3.0575in" svg:height="0.5091in" draw:z-index="2"><draw:image xlink:href="Pictures/100002010000039C0000009A9B93BE0C38097D2A.png" xlink:type="simple" xlink:show="embed" xlink:actuate="onLoad"/></draw:frame></text:p>
        <text:p text:style-name="MP2"><draw:frame draw:style-name="Mfr1" draw:name="Image2" text:anchor-type="as-char" svg:width="6.5689in" svg:height="0.0874in" draw:z-index="5"><draw:image xlink:href="Pictures/100000000000039600000014A2E2DE19CE47AD4D.jpg" xlink:type="simple" xlink:show="embed" xlink:actuate="onLoad"/></draw:frame></text:p>
        <text:p text:style-name="MP3"/>
      </style:header>
      <style:footer>
        <text:p text:style-name="MP4">Page <text:page-number text:select-page="current">1</text:page-number> of <text:page-count style:num-format="1"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</dc:title>
    <meta:initial-creator>Jun Zhu</meta:initial-creator>
    <meta:creation-date>2018-06-20T10:40:00</meta:creation-date>
    <dc:date>2019-04-22T22:14:26.960036825</dc:date>
    <meta:editing-cycles>14</meta:editing-cycles>
    <meta:editing-duration>PT32M16S</meta:editing-duration>
    <meta:generator>LibreOffice/5.1.6.2$Linux_X86_64 LibreOffice_project/10m0$Build-2</meta:generator>
    <meta:document-statistic meta:table-count="0" meta:image-count="2" meta:object-count="0" meta:page-count="3" meta:paragraph-count="63" meta:word-count="1068" meta:character-count="2216" meta:non-whitespace-character-count="2031"/>
    <meta:user-defined meta:name="KSOProductBuildVer">2052-6.6.0.2877</meta:user-defined>
    <meta:user-defined meta:name="_DocHome" meta:value-type="float">447501446</meta:user-defined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